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9077" officeooo:paragraph-rsid="001790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fect hard boiled eggs require the right touch. We cookoed dozens and dozens of eggs to perfect our technique. This dish delivers eggs that are evenly cooked throughout, with just-set yolk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4:12:47.423887240</meta:creation-date>
    <dc:date>2024-01-22T14:14:04.180884055</dc:date>
    <meta:editing-duration>PT1M17S</meta:editing-duration>
    <meta:editing-cycles>1</meta:editing-cycles>
    <meta:document-statistic meta:table-count="0" meta:image-count="0" meta:object-count="0" meta:page-count="1" meta:paragraph-count="1" meta:word-count="31" meta:character-count="192" meta:non-whitespace-character-count="162"/>
    <meta:generator>LibreOffice/7.3.7.2$Linux_X86_64 LibreOffice_project/30$Build-2</meta:generator>
  </office:meta>
</office:document-meta>
</file>